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NumberCache.DocNumberCache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NumberCache.getSegmentIndex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NumberCache.get( String uu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cNumberCache.put( String uuid , CachingIndexReader reader , int 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try.Entry( long creationTick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